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5.801cm" style:rel-column-width="21845*"/>
    </style:style>
    <style:style style:name="Table1.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1e3701" officeooo:paragraph-rsid="00540dde"/>
    </style:style>
    <style:style style:name="P4" style:family="paragraph" style:parent-style-name="Standard">
      <style:text-properties officeooo:rsid="001e3701" officeooo:paragraph-rsid="003f1502"/>
    </style:style>
    <style:style style:name="P5" style:family="paragraph" style:parent-style-name="Standard">
      <style:text-properties officeooo:rsid="001e3701" officeooo:paragraph-rsid="00568aa7"/>
    </style:style>
    <style:style style:name="P6" style:family="paragraph" style:parent-style-name="Standard">
      <style:text-properties officeooo:rsid="001e3701" officeooo:paragraph-rsid="0056b75c"/>
    </style:style>
    <style:style style:name="P7" style:family="paragraph" style:parent-style-name="Standard">
      <style:text-properties officeooo:rsid="001e3701" officeooo:paragraph-rsid="005bc842"/>
    </style:style>
    <style:style style:name="P8" style:family="paragraph" style:parent-style-name="Standard">
      <style:text-properties officeooo:rsid="001e3701" officeooo:paragraph-rsid="005d0949"/>
    </style:style>
    <style:style style:name="P9" style:family="paragraph" style:parent-style-name="Standard">
      <style:text-properties officeooo:rsid="001e3701" officeooo:paragraph-rsid="0064bbf8"/>
    </style:style>
    <style:style style:name="P10" style:family="paragraph" style:parent-style-name="Standard">
      <style:text-properties officeooo:rsid="00214e17" officeooo:paragraph-rsid="00214e17"/>
    </style:style>
    <style:style style:name="P11" style:family="paragraph" style:parent-style-name="Standard">
      <style:text-properties officeooo:rsid="00214e17" officeooo:paragraph-rsid="00540dde"/>
    </style:style>
    <style:style style:name="P12" style:family="paragraph" style:parent-style-name="Standard">
      <style:text-properties officeooo:paragraph-rsid="00343bd2"/>
    </style:style>
    <style:style style:name="P13" style:family="paragraph" style:parent-style-name="Standard">
      <style:text-properties officeooo:paragraph-rsid="004ed542"/>
    </style:style>
    <style:style style:name="P14" style:family="paragraph" style:parent-style-name="Standard">
      <style:text-properties officeooo:rsid="004fd754" officeooo:paragraph-rsid="004fd754"/>
    </style:style>
    <style:style style:name="P15" style:family="paragraph" style:parent-style-name="Standard">
      <style:text-properties officeooo:paragraph-rsid="00540dde"/>
    </style:style>
    <style:style style:name="P16" style:family="paragraph" style:parent-style-name="Standard">
      <style:text-properties officeooo:rsid="004ed542" officeooo:paragraph-rsid="003f1502"/>
    </style:style>
    <style:style style:name="P17" style:family="paragraph" style:parent-style-name="Standard">
      <style:text-properties fo:font-size="16pt" fo:font-weight="bold" officeooo:rsid="00560c27" officeooo:paragraph-rsid="00560c27" style:font-size-asian="16pt" style:font-weight-asian="bold" style:font-size-complex="16pt" style:font-weight-complex="bold"/>
    </style:style>
    <style:style style:name="P18" style:family="paragraph" style:parent-style-name="Standard">
      <style:text-properties officeooo:paragraph-rsid="00568aa7"/>
    </style:style>
    <style:style style:name="P19" style:family="paragraph" style:parent-style-name="Standard">
      <style:text-properties officeooo:paragraph-rsid="0056b540"/>
    </style:style>
    <style:style style:name="P20" style:family="paragraph" style:parent-style-name="Standard">
      <style:text-properties officeooo:paragraph-rsid="0056b75c"/>
    </style:style>
    <style:style style:name="P21" style:family="paragraph" style:parent-style-name="Standard">
      <style:text-properties officeooo:rsid="0056b75c" officeooo:paragraph-rsid="0056b75c"/>
    </style:style>
    <style:style style:name="P22" style:family="paragraph" style:parent-style-name="Standard">
      <style:text-properties officeooo:paragraph-rsid="005a2c8e"/>
    </style:style>
    <style:style style:name="P23" style:family="paragraph" style:parent-style-name="Standard">
      <style:text-properties officeooo:paragraph-rsid="005bc842"/>
    </style:style>
    <style:style style:name="P24" style:family="paragraph" style:parent-style-name="Standard">
      <style:text-properties officeooo:paragraph-rsid="005d0949"/>
    </style:style>
    <style:style style:name="P25" style:family="paragraph" style:parent-style-name="Standard">
      <style:text-properties fo:font-weight="bold" officeooo:rsid="001e3701" officeooo:paragraph-rsid="00568aa7" style:font-weight-asian="bold" style:font-weight-complex="bold"/>
    </style:style>
    <style:style style:name="P26" style:family="paragraph" style:parent-style-name="Standard">
      <style:text-properties fo:font-weight="bold" officeooo:rsid="001e3701" officeooo:paragraph-rsid="005d0949" style:font-weight-asian="bold" style:font-weight-complex="bold"/>
    </style:style>
    <style:style style:name="P27" style:family="paragraph" style:parent-style-name="Standard">
      <style:text-properties fo:font-weight="bold" officeooo:rsid="001e3701" officeooo:paragraph-rsid="0064bbf8" style:font-weight-asian="bold" style:font-weight-complex="bold"/>
    </style:style>
    <style:style style:name="P28" style:family="paragraph" style:parent-style-name="Standard">
      <style:text-properties officeooo:rsid="005bc842" officeooo:paragraph-rsid="005bc842"/>
    </style:style>
    <style:style style:name="P29" style:family="paragraph" style:parent-style-name="Standard">
      <style:text-properties officeooo:paragraph-rsid="005d88b3"/>
    </style:style>
    <style:style style:name="P30" style:family="paragraph" style:parent-style-name="Standard">
      <style:text-properties style:font-name="Droid Sans Mono" fo:font-size="10pt" officeooo:paragraph-rsid="00603064" style:font-size-asian="10pt" style:font-size-complex="10pt"/>
    </style:style>
    <style:style style:name="P31" style:family="paragraph" style:parent-style-name="Standard">
      <style:text-properties officeooo:paragraph-rsid="00654786"/>
    </style:style>
    <style:style style:name="P32" style:family="paragraph" style:parent-style-name="Standard">
      <style:paragraph-properties fo:break-before="page"/>
      <style:text-properties officeooo:rsid="00214e17" officeooo:paragraph-rsid="00214e17"/>
    </style:style>
    <style:style style:name="P33" style:family="paragraph" style:parent-style-name="Contents_20_5">
      <style:paragraph-properties>
        <style:tab-stops>
          <style:tab-stop style:position="15.406cm" style:type="right" style:leader-style="dotted" style:leader-text="."/>
        </style:tab-stops>
      </style:paragraph-properties>
    </style:style>
    <style:style style:name="P34" style:family="paragraph" style:parent-style-name="Table_20_Contents">
      <style:text-properties fo:font-weight="bold" officeooo:rsid="005651e1" officeooo:paragraph-rsid="005651e1" style:font-weight-asian="bold" style:font-weight-complex="bold"/>
    </style:style>
    <style:style style:name="P35" style:family="paragraph" style:parent-style-name="Table_20_Contents">
      <style:text-properties fo:font-weight="bold" officeooo:rsid="005651e1" officeooo:paragraph-rsid="005651e1" fo:background-color="#d3d3d3" style:font-weight-asian="bold" style:font-weight-complex="bold"/>
    </style:style>
    <style:style style:name="P36" style:family="paragraph" style:parent-style-name="Standard">
      <style:paragraph-properties fo:margin-left="1.251cm" fo:margin-right="0cm" fo:text-indent="0cm" style:auto-text-indent="false"/>
      <style:text-properties officeooo:rsid="001e3701" officeooo:paragraph-rsid="005bc842"/>
    </style:style>
    <style:style style:name="P37" style:family="paragraph" style:parent-style-name="Text_20_body">
      <style:paragraph-properties fo:margin-left="1.251cm" fo:margin-right="0cm" fo:text-indent="0cm" style:auto-text-indent="false"/>
      <style:text-properties officeooo:paragraph-rsid="007021b9"/>
    </style:style>
    <style:style style:name="P38" style:family="paragraph" style:parent-style-name="Heading_20_5">
      <style:text-properties style:font-name="Liberation Sans" fo:font-size="11.8999996185303pt" fo:font-weight="bold" officeooo:rsid="004fd754" officeooo:paragraph-rsid="0021a483" style:font-name-asian="DejaVu Sans" style:font-size-asian="11.8999996185303pt" style:font-weight-asian="bold" style:font-name-complex="Lohit Hindi" style:font-size-complex="11.8999996185303pt" style:font-weight-complex="bold"/>
    </style:style>
    <style:style style:name="P39" style:family="paragraph" style:parent-style-name="Heading_20_5">
      <style:text-properties style:font-name="Liberation Sans" fo:font-size="11.8999996185303pt" fo:font-weight="bold" officeooo:rsid="004ed542" officeooo:paragraph-rsid="00343bd2" style:font-name-asian="DejaVu Sans" style:font-size-asian="11.8999996185303pt" style:font-weight-asian="bold" style:font-name-complex="Lohit Hindi" style:font-size-complex="11.8999996185303pt" style:font-weight-complex="bold"/>
    </style:style>
    <style:style style:name="P40" style:family="paragraph" style:parent-style-name="Heading_20_5">
      <style:text-properties style:font-name="Liberation Sans" fo:font-size="11.8999996185303pt" fo:font-weight="bold" officeooo:rsid="004ed542" officeooo:paragraph-rsid="004ed542" style:font-name-asian="DejaVu Sans" style:font-size-asian="11.8999996185303pt" style:font-weight-asian="bold" style:font-name-complex="Lohit Hindi" style:font-size-complex="11.8999996185303pt" style:font-weight-complex="bold"/>
    </style:style>
    <style:style style:name="P41"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42" style:family="paragraph" style:parent-style-name="Heading_20_5">
      <style:text-properties style:font-name="Liberation Sans" fo:font-size="11.8999996185303pt" fo:font-weight="bold" officeooo:rsid="004ed542" officeooo:paragraph-rsid="006dff48" style:font-name-asian="DejaVu Sans" style:font-size-asian="11.8999996185303pt" style:font-weight-asian="bold" style:font-name-complex="Lohit Hindi" style:font-size-complex="11.8999996185303pt" style:font-weight-complex="bold"/>
    </style:style>
    <style:style style:name="P43" style:family="paragraph" style:parent-style-name="Heading_20_5">
      <style:text-properties officeooo:paragraph-rsid="00540dde"/>
    </style:style>
    <style:style style:name="P44" style:family="paragraph" style:parent-style-name="Heading_20_5">
      <style:text-properties officeooo:rsid="004ed542" officeooo:paragraph-rsid="00684c17"/>
    </style:style>
    <style:style style:name="P45" style:family="paragraph" style:parent-style-name="Standard" style:list-style-name="L1">
      <style:text-properties officeooo:rsid="004ed542" officeooo:paragraph-rsid="003f1502"/>
    </style:style>
    <style:style style:name="P46" style:family="paragraph" style:parent-style-name="Standard">
      <style:text-properties officeooo:rsid="004ed542" officeooo:paragraph-rsid="0067a1da"/>
    </style:style>
    <style:style style:name="P47" style:family="paragraph" style:parent-style-name="Standard" style:list-style-name="L12">
      <style:text-properties officeooo:rsid="004ed542" officeooo:paragraph-rsid="0067a1da"/>
    </style:style>
    <style:style style:name="P48" style:family="paragraph" style:parent-style-name="Standard" style:list-style-name="L13">
      <style:text-properties officeooo:rsid="004ed542" officeooo:paragraph-rsid="0067a1da"/>
    </style:style>
    <style:style style:name="P49" style:family="paragraph" style:parent-style-name="Standard">
      <style:text-properties officeooo:rsid="004ed542" officeooo:paragraph-rsid="006af21c"/>
    </style:style>
    <style:style style:name="P50" style:family="paragraph" style:parent-style-name="Standard" style:list-style-name="L15">
      <style:text-properties officeooo:rsid="004ed542" officeooo:paragraph-rsid="0067a1da"/>
    </style:style>
    <style:style style:name="P51" style:family="paragraph" style:parent-style-name="Standard" style:list-style-name="L15">
      <style:text-properties officeooo:rsid="004ed542" officeooo:paragraph-rsid="006e8ca8"/>
    </style:style>
    <style:style style:name="P52" style:family="paragraph" style:parent-style-name="Standard" style:list-style-name="L16">
      <style:text-properties officeooo:rsid="004ed542" officeooo:paragraph-rsid="0067a1da"/>
    </style:style>
    <style:style style:name="P53" style:family="paragraph" style:parent-style-name="Standard" style:list-style-name="L17">
      <style:text-properties officeooo:rsid="004ed542" officeooo:paragraph-rsid="0067a1da"/>
    </style:style>
    <style:style style:name="P54" style:family="paragraph" style:parent-style-name="Standard" style:list-style-name="L2">
      <style:text-properties officeooo:paragraph-rsid="0056b540"/>
    </style:style>
    <style:style style:name="P55" style:family="paragraph" style:parent-style-name="Standard" style:list-style-name="L2">
      <style:text-properties officeooo:rsid="001e3701" officeooo:paragraph-rsid="0056b540"/>
    </style:style>
    <style:style style:name="P56" style:family="paragraph" style:parent-style-name="Standard" style:list-style-name="L3">
      <style:text-properties officeooo:rsid="001e3701" officeooo:paragraph-rsid="0056b75c"/>
    </style:style>
    <style:style style:name="P57" style:family="paragraph" style:parent-style-name="Standard" style:list-style-name="L4">
      <style:text-properties officeooo:rsid="001e3701" officeooo:paragraph-rsid="0056b75c"/>
    </style:style>
    <style:style style:name="P58" style:family="paragraph" style:parent-style-name="Standard" style:list-style-name="L5">
      <style:text-properties officeooo:rsid="001e3701" officeooo:paragraph-rsid="005bc842"/>
    </style:style>
    <style:style style:name="P59" style:family="paragraph" style:parent-style-name="Standard" style:list-style-name="L6">
      <style:text-properties officeooo:rsid="001e3701" officeooo:paragraph-rsid="005bc842"/>
    </style:style>
    <style:style style:name="P60" style:family="paragraph" style:parent-style-name="Standard" style:list-style-name="L7">
      <style:text-properties officeooo:rsid="001e3701" officeooo:paragraph-rsid="005bc842"/>
    </style:style>
    <style:style style:name="P61" style:family="paragraph" style:parent-style-name="Standard" style:list-style-name="L8">
      <style:text-properties officeooo:rsid="001e3701" officeooo:paragraph-rsid="005bc842"/>
    </style:style>
    <style:style style:name="P62" style:family="paragraph" style:parent-style-name="Standard" style:list-style-name="L10">
      <style:text-properties officeooo:rsid="001e3701" officeooo:paragraph-rsid="0062fbcc"/>
    </style:style>
    <style:style style:name="P63" style:family="paragraph" style:parent-style-name="Standard">
      <style:text-properties officeooo:rsid="001e3701" officeooo:paragraph-rsid="00654786"/>
    </style:style>
    <style:style style:name="P64" style:family="paragraph" style:parent-style-name="Standard">
      <style:text-properties officeooo:rsid="001e3701" officeooo:paragraph-rsid="00540dde"/>
    </style:style>
    <style:style style:name="P65" style:family="paragraph" style:parent-style-name="Standard" style:list-style-name="L5">
      <style:text-properties officeooo:paragraph-rsid="005bc842"/>
    </style:style>
    <style:style style:name="P66" style:family="paragraph" style:parent-style-name="Standard" style:list-style-name="L8">
      <style:text-properties officeooo:paragraph-rsid="005bc842"/>
    </style:style>
    <style:style style:name="P67" style:family="paragraph" style:parent-style-name="Standard">
      <style:text-properties style:font-name="Droid Sans Mono" fo:font-size="10pt" officeooo:rsid="001e3701" officeooo:paragraph-rsid="00603064" style:font-size-asian="10pt" style:font-size-complex="10pt"/>
    </style:style>
    <style:style style:name="P68" style:family="paragraph" style:parent-style-name="Standard" style:list-style-name="L9">
      <style:text-properties officeooo:paragraph-rsid="0062fbcc"/>
    </style:style>
    <style:style style:name="P69" style:family="paragraph" style:parent-style-name="Standard">
      <style:text-properties officeooo:paragraph-rsid="0067a1da"/>
    </style:style>
    <style:style style:name="P70" style:family="paragraph" style:parent-style-name="Standard">
      <style:text-properties officeooo:paragraph-rsid="00684c17"/>
    </style:style>
    <style:style style:name="P71" style:family="paragraph" style:parent-style-name="Standard" style:list-style-name="L11">
      <style:text-properties officeooo:paragraph-rsid="00684c17"/>
    </style:style>
    <style:style style:name="P72" style:family="paragraph" style:parent-style-name="Standard">
      <style:text-properties fo:font-weight="bold" officeooo:rsid="004ed542" officeooo:paragraph-rsid="0067a1da" style:font-weight-asian="bold" style:font-weight-complex="bold"/>
    </style:style>
    <style:style style:name="P73" style:family="paragraph" style:parent-style-name="Standard">
      <style:text-properties fo:font-weight="bold" officeooo:rsid="004ed542" officeooo:paragraph-rsid="006af21c" style:font-weight-asian="bold" style:font-weight-complex="bold"/>
    </style:style>
    <style:style style:name="P74" style:family="paragraph" style:parent-style-name="Standard">
      <style:text-properties officeooo:paragraph-rsid="006dff48"/>
    </style:style>
    <style:style style:name="P75" style:family="paragraph" style:parent-style-name="Standard">
      <style:text-properties officeooo:rsid="006e0aa4" officeooo:paragraph-rsid="006e0aa4"/>
    </style:style>
    <style:style style:name="P76" style:family="paragraph" style:parent-style-name="Standard" style:list-style-name="L14">
      <style:text-properties officeooo:rsid="006e0aa4" officeooo:paragraph-rsid="006e0aa4"/>
    </style:style>
    <style:style style:name="P77" style:family="paragraph" style:parent-style-name="Standard">
      <style:text-properties officeooo:rsid="006e8ca8" officeooo:paragraph-rsid="006e8ca8"/>
    </style:style>
    <style:style style:name="P78" style:family="paragraph" style:parent-style-name="Standard">
      <style:text-properties officeooo:rsid="007021b9" officeooo:paragraph-rsid="007021b9"/>
    </style:style>
    <style:style style:name="P79" style:family="paragraph" style:parent-style-name="Standard">
      <style:paragraph-properties fo:margin-left="2.501cm" fo:margin-right="0cm" fo:text-indent="0cm" style:auto-text-indent="false"/>
      <style:text-properties style:font-name="Droid Sans Mono" fo:font-size="10pt" officeooo:rsid="001e3701" officeooo:paragraph-rsid="0062fbcc" style:font-size-asian="10pt" style:font-size-complex="10pt"/>
    </style:style>
    <style:style style:name="P80" style:family="paragraph" style:parent-style-name="Standard">
      <style:paragraph-properties fo:break-before="page"/>
      <style:text-properties officeooo:paragraph-rsid="00684c17"/>
    </style:style>
    <style:style style:name="P81" style:family="paragraph" style:parent-style-name="Standard">
      <style:paragraph-properties fo:break-before="page"/>
      <style:text-properties officeooo:rsid="004ed542" officeooo:paragraph-rsid="0067a1da"/>
    </style:style>
    <style:style style:name="P82" style:family="paragraph" style:parent-style-name="Standard">
      <style:paragraph-properties fo:break-before="page"/>
      <style:text-properties officeooo:rsid="001e3701" officeooo:paragraph-rsid="00540dde"/>
    </style:style>
    <style:style style:name="P83" style:family="paragraph" style:parent-style-name="Standard">
      <style:paragraph-properties fo:margin-left="1.251cm" fo:margin-right="0cm" fo:text-indent="0cm" style:auto-text-indent="false"/>
      <style:text-properties officeooo:rsid="007021b9" officeooo:paragraph-rsid="007021b9"/>
    </style:style>
    <style:style style:name="T1" style:family="text">
      <style:text-properties officeooo:rsid="00273521"/>
    </style:style>
    <style:style style:name="T2" style:family="text">
      <style:text-properties officeooo:rsid="00560c27"/>
    </style:style>
    <style:style style:name="T3" style:family="text">
      <style:text-properties officeooo:rsid="001e3701"/>
    </style:style>
    <style:style style:name="T4" style:family="text">
      <style:text-properties style:font-name="Liberation Sans" fo:font-size="11.8999996185303pt" fo:font-weight="bold" style:font-name-asian="DejaVu Sans" style:font-size-asian="11.8999996185303pt" style:font-weight-asian="bold" style:font-name-complex="Lohit Hindi" style:font-size-complex="11.8999996185303pt" style:font-weight-complex="bold"/>
    </style:style>
    <style:style style:name="T5" style:family="text">
      <style:text-properties style:font-name="Liberation Sans" fo:font-size="11.8999996185303pt" fo:font-weight="bold" officeooo:rsid="005d88b3" style:font-name-asian="DejaVu Sans" style:font-size-asian="11.8999996185303pt" style:font-weight-asian="bold" style:font-name-complex="Lohit Hindi" style:font-size-complex="11.8999996185303pt" style:font-weight-complex="bold"/>
    </style:style>
    <style:style style:name="T6" style:family="text">
      <style:text-properties style:font-name="Liberation Sans" fo:font-size="11.8999996185303pt" fo:font-weight="bold" officeooo:rsid="004ed542" style:font-name-asian="DejaVu Sans" style:font-size-asian="11.8999996185303pt" style:font-weight-asian="bold" style:font-name-complex="Lohit Hindi" style:font-size-complex="11.8999996185303pt" style:font-weight-complex="bold"/>
    </style:style>
    <style:style style:name="T7" style:family="text">
      <style:text-properties style:font-name="Liberation Sans" fo:font-size="11.8999996185303pt" fo:font-weight="bold" officeooo:rsid="0067a1da" style:font-name-asian="DejaVu Sans" style:font-size-asian="11.8999996185303pt" style:font-weight-asian="bold" style:font-name-complex="Lohit Hindi" style:font-size-complex="11.8999996185303pt" style:font-weight-complex="bold"/>
    </style:style>
    <style:style style:name="T8" style:family="text">
      <style:text-properties style:font-name="Liberation Sans" fo:font-size="11.8999996185303pt" fo:font-weight="bold" officeooo:rsid="00684c17" style:font-name-asian="DejaVu Sans" style:font-size-asian="11.8999996185303pt" style:font-weight-asian="bold" style:font-name-complex="Lohit Hindi" style:font-size-complex="11.8999996185303pt" style:font-weight-complex="bold"/>
    </style:style>
    <style:style style:name="T9" style:family="text">
      <style:text-properties officeooo:rsid="004ed542"/>
    </style:style>
    <style:style style:name="T10" style:family="text">
      <style:text-properties officeooo:rsid="005651e1"/>
    </style:style>
    <style:style style:name="T11" style:family="text">
      <style:text-properties fo:font-weight="bold" style:font-weight-asian="bold" style:font-weight-complex="bold"/>
    </style:style>
    <style:style style:name="T12" style:family="text">
      <style:text-properties fo:font-weight="bold" officeooo:rsid="001e3701" style:font-weight-asian="bold" style:font-weight-complex="bold"/>
    </style:style>
    <style:style style:name="T13" style:family="text">
      <style:text-properties fo:font-weight="bold" officeooo:rsid="006e8ca8" style:font-weight-asian="bold" style:font-weight-complex="bold"/>
    </style:style>
    <style:style style:name="T14" style:family="text">
      <style:text-properties fo:font-weight="bold" officeooo:rsid="007021b9" style:font-weight-asian="bold" style:font-weight-complex="bold"/>
    </style:style>
    <style:style style:name="T15" style:family="text">
      <style:text-properties officeooo:rsid="0056b540"/>
    </style:style>
    <style:style style:name="T16" style:family="text">
      <style:text-properties officeooo:rsid="0056b75c"/>
    </style:style>
    <style:style style:name="T17" style:family="text">
      <style:text-properties officeooo:rsid="0058220c"/>
    </style:style>
    <style:style style:name="T18" style:family="text">
      <style:text-properties officeooo:rsid="005a2c8e"/>
    </style:style>
    <style:style style:name="T19" style:family="text">
      <style:text-properties officeooo:rsid="005bc842"/>
    </style:style>
    <style:style style:name="T20" style:family="text">
      <style:text-properties officeooo:rsid="005d0949"/>
    </style:style>
    <style:style style:name="T21" style:family="text">
      <style:text-properties officeooo:rsid="0062fbcc"/>
    </style:style>
    <style:style style:name="T22" style:family="text">
      <style:text-properties officeooo:rsid="0064bbf8"/>
    </style:style>
    <style:style style:name="T23" style:family="text">
      <style:text-properties officeooo:rsid="006a180a"/>
    </style:style>
    <style:style style:name="T24" style:family="text">
      <style:text-properties officeooo:rsid="006af21c"/>
    </style:style>
    <style:style style:name="T25" style:family="text">
      <style:text-properties officeooo:rsid="006dff48"/>
    </style:style>
    <style:style style:name="T26" style:family="text">
      <style:text-properties officeooo:rsid="006e8ca8"/>
    </style:style>
    <style:style style:name="T27" style:family="text">
      <style:text-properties officeooo:rsid="007021b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evOps</text:p>
      <text:p text:style-name="P2"/>
      <text:h text:style-name="P38" text:outline-level="5"><text:bookmark-start text:name="__RefHeading__327_1776072604"/>What are the fundamental differences between DevOps &amp; Agile?<text:bookmark-end text:name="__RefHeading__327_1776072604"/></text:h>
      <text:p text:style-name="P14"/>
      <table:table table:name="Table1" table:style-name="Table1">
        <table:table-column table:style-name="Table1.A" table:number-columns-repeated="3"/>
        <table:table-row>
          <table:table-cell table:style-name="Table1.A1" office:value-type="string">
            <text:p text:style-name="P35">Features</text:p>
          </table:table-cell>
          <table:table-cell table:style-name="Table1.A1" office:value-type="string">
            <text:p text:style-name="P35">DevOps</text:p>
          </table:table-cell>
          <table:table-cell table:style-name="Table1.A1" office:value-type="string">
            <text:p text:style-name="P35">Agile</text:p>
          </table:table-cell>
        </table:table-row>
        <table:table-row>
          <table:table-cell table:style-name="Table1.A1" office:value-type="string">
            <text:p text:style-name="P34">Agility</text:p>
          </table:table-cell>
          <table:table-cell table:style-name="Table1.A1" office:value-type="string">
            <text:p text:style-name="Table_20_Contents">Agility in both Development &amp; Operations</text:p>
          </table:table-cell>
          <table:table-cell table:style-name="Table1.A1" office:value-type="string">
            <text:p text:style-name="Table_20_Contents">Agility in only Development</text:p>
          </table:table-cell>
        </table:table-row>
        <table:table-row>
          <table:table-cell table:style-name="Table1.A1" office:value-type="string">
            <text:p text:style-name="P34">Processes / Pracitces</text:p>
          </table:table-cell>
          <table:table-cell table:style-name="Table1.A1" office:value-type="string">
            <text:p text:style-name="Table_20_Contents">Involves processes such as CI, CD, CT, etc.</text:p>
          </table:table-cell>
          <table:table-cell table:style-name="Table1.A1" office:value-type="string">
            <text:p text:style-name="Table_20_Contents">Involves practices such as Scrum, Kanban, etc.</text:p>
          </table:table-cell>
        </table:table-row>
        <table:table-row>
          <table:table-cell table:style-name="Table1.A1" office:value-type="string">
            <text:p text:style-name="P34">Key Focus Area</text:p>
          </table:table-cell>
          <table:table-cell table:style-name="Table1.A1" office:value-type="string">
            <text:p text:style-name="Table_20_Contents">Timeliness &amp; quality have equal priority</text:p>
          </table:table-cell>
          <table:table-cell table:style-name="Table1.A1" office:value-type="string">
            <text:p text:style-name="Table_20_Contents">Timeliness is the main priority</text:p>
          </table:table-cell>
        </table:table-row>
        <table:table-row>
          <table:table-cell table:style-name="Table1.A1" office:value-type="string">
            <text:p text:style-name="P34">Release Cycles / Development Sprints</text:p>
          </table:table-cell>
          <table:table-cell table:style-name="Table1.A1" office:value-type="string">
            <text:p text:style-name="Table_20_Contents">Smaller release cycles with immediate feedback</text:p>
          </table:table-cell>
          <table:table-cell table:style-name="Table1.A1" office:value-type="string">
            <text:p text:style-name="Table_20_Contents">Smaller release cycles</text:p>
          </table:table-cell>
        </table:table-row>
        <table:table-row>
          <table:table-cell table:style-name="Table1.A1" office:value-type="string">
            <text:p text:style-name="P34">Source of Feedback</text:p>
          </table:table-cell>
          <table:table-cell table:style-name="Table1.A1" office:value-type="string">
            <text:p text:style-name="Table_20_Contents">Feedback is from self (Monitoring tools)</text:p>
          </table:table-cell>
          <table:table-cell table:style-name="Table1.A1" office:value-type="string">
            <text:p text:style-name="Table_20_Contents">Feedback is <text:span text:style-name="T10">customers</text:span></text:p>
          </table:table-cell>
        </table:table-row>
        <table:table-row>
          <table:table-cell table:style-name="Table1.A1" office:value-type="string">
            <text:p text:style-name="P34">Scope of Work</text:p>
          </table:table-cell>
          <table:table-cell table:style-name="Table1.A1" office:value-type="string">
            <text:p text:style-name="Table_20_Contents">Agility &amp; need for Automation</text:p>
          </table:table-cell>
          <table:table-cell table:style-name="Table1.A1" office:value-type="string">
            <text:p text:style-name="Table_20_Contents">Agility <text:span text:style-name="T10">only</text:span></text:p>
          </table:table-cell>
        </table:table-row>
      </table:table>
      <text:p text:style-name="P14"/>
      <text:h text:style-name="P44" text:outline-level="5"><text:span text:style-name="T8">What are the </text:span><text:span text:style-name="T7">Agile </text:span><text:span text:style-name="T8">principles</text:span><text:span text:style-name="T4">?</text:span><text:bookmark-start text:name="__DdeLink__199_35142573121621"/></text:h>
      <text:p text:style-name="P70"><text:bookmark-end text:name="__DdeLink__199_35142573121621"/></text:p>
      <text:list xml:id="list1144293338" text:style-name="L11">
        <text:list-item>
          <text:p text:style-name="P71">Customer satisfaction is the priority.</text:p>
        </text:list-item>
        <text:list-item>
          <text:p text:style-name="P71">Changes to the requirements should be accepted, even if at a late stage of the development.</text:p>
        </text:list-item>
        <text:list-item>
          <text:p text:style-name="P71">The customer and the development team should work together on a daily basis.</text:p>
        </text:list-item>
        <text:list-item>
          <text:p text:style-name="P71">It is necessary to provide a good environment and good support to development teams. </text:p>
        </text:list-item>
        <text:list-item>
          <text:p text:style-name="P71">Agile processes promote sustainable development because of their constant rhythm and technical excellence, which improves productivity.</text:p>
        </text:list-item>
        <text:list-item>
          <text:p text:style-name="P71">Retrospective moments inside a team are essential, allowing it to make the necessary adjustments and promote efficiency.</text:p>
        </text:list-item>
      </text:list>
      <text:p text:style-name="P70"/>
      <text:p text:style-name="P70">Basically, Agile development follows an incremental model, which develops collaboration within the team and continuous planning, as well as everlasting evolution and learning. </text:p>
      <text:p text:style-name="P70"/>
      <text:p text:style-name="P70">Agile methodologies should respect the software development cycle –<text:span text:style-name="Strong_20_Emphasis"> planning, execution and final delivery </text:span>– therefore allowing software to be developed in stages; this makes it easier to identify and resolve bugs.</text:p>
      <text:p text:style-name="P70"/>
      <text:p text:style-name="P80"/>
      <text:h text:style-name="P44" text:outline-level="5"><text:bookmark-start text:name="__DdeLink__999_1952803137"/><text:span text:style-name="T7">Name some Agile methods</text:span><text:span text:style-name="T4">?</text:span><text:bookmark-start text:name="__DdeLink__199_3514257312162"/></text:h>
      <text:p text:style-name="P69"><text:bookmark-end text:name="__DdeLink__199_3514257312162"/></text:p>
      <text:p text:style-name="P72"><text:bookmark-end text:name="__DdeLink__999_1952803137"/><text:span text:style-name="T23">1. </text:span>SCRUM</text:p>
      <text:p text:style-name="P46"/>
      <text:p text:style-name="P46">Scrum is characterised by <text:span text:style-name="T11">cycles or stages of development</text:span>, known as <text:span text:style-name="T11">sprints</text:span>, and by the <text:span text:style-name="T11">maximisation of development time</text:span> for a software product. It is usually used in the management of development projects for software products, but it can also be used in a business-related context.</text:p>
      <text:p text:style-name="P46"/>
      <text:p text:style-name="P49">Every day there are small 15-minute meetings, the daily scrum, that take the role of synchronising activities and finding the best way to plan the workday </text:p>
      <text:p text:style-name="P73"><text:span text:style-name="T24">Do scrums (</text:span><text:span text:style-name="T23">daily stand-ups</text:span><text:span text:style-name="T24">) </text:span><text:span text:style-name="T23">and sprint meetings </text:span><text:span text:style-name="T24">(every 1-4 weeks)</text:span><text:span text:style-name="T23">.</text:span></text:p>
      <text:p text:style-name="P46"/>
      <text:p text:style-name="P46">Pros</text:p>
      <text:list xml:id="list50279195" text:style-name="L12">
        <text:list-item>
          <text:p text:style-name="P47">There is a lot of motivation in teams, because programmers want to meet the deadline of every sprint.</text:p>
        </text:list-item>
        <text:list-item>
          <text:p text:style-name="P47">The transparency allows for the project to be followed by all members of a team or even an organisation.</text:p>
        </text:list-item>
        <text:list-item>
          <text:p text:style-name="P47">The focus on quality is a constant in the Scrum method, resulting in fewer mistakes.</text:p>
        </text:list-item>
        <text:list-item>
          <text:p text:style-name="P47">The dynamics of this method allow developers to reorganise priorities, ensuring that sprints that have not yet been completed get more attention.</text:p>
        </text:list-item>
      </text:list>
      <text:p text:style-name="P46"/>
      <text:p text:style-name="P46">Cons</text:p>
      <text:list xml:id="list1334428885" text:style-name="L13">
        <text:list-item>
          <text:p text:style-name="P48">The segmentation of the project and the search for agility of the development can sometimes lead the team to lose track of the project as a whole, focusing only on one part;</text:p>
        </text:list-item>
        <text:list-item>
          <text:p text:style-name="P48">Each developer’s role may not be well defined, resulting in some confusion amongst team members.</text:p>
        </text:list-item>
      </text:list>
      <text:p text:style-name="P46"/>
      <text:p text:style-name="P72"><text:span text:style-name="T23">2. </text:span>Kaban</text:p>
      <text:p text:style-name="P46"/>
      <text:p text:style-name="P46">Thi<text:span text:style-name="T23">s</text:span> method requires communication and transparency so that the members of a team can know exactly at what stage the development is and can see the status of the project at any time.</text:p>
      <text:p text:style-name="P46"><text:s text:c="2"/></text:p>
      <text:p text:style-name="P72"><text:span text:style-name="T23">3. </text:span>Extreme Programming (XP)</text:p>
      <text:p text:style-name="P46"><text:s text:c="2"/></text:p>
      <text:p text:style-name="P72"><text:span text:style-name="T23">4. </text:span>Lean Development </text:p>
      <text:p text:style-name="P46"><text:s/></text:p>
      <text:p text:style-name="P72"><text:span text:style-name="T23">5. </text:span>Crystal </text:p>
      <text:p text:style-name="P46"/>
      <text:p text:style-name="P46"/>
      <text:p text:style-name="P81"><text:bookmark-start text:name="__DdeLink__208_351425731293"/></text:p>
      <text:h text:style-name="P42" text:outline-level="5"><text:bookmark-start text:name="__RefHeading__331_1776072604172"/><text:span text:style-name="T25">How do you implement SCRUM</text:span>?<text:bookmark-start text:name="__DdeLink__199_3514257312163"/><text:bookmark-end text:name="__RefHeading__331_1776072604172"/></text:h>
      <text:p text:style-name="P74"><text:bookmark-end text:name="__DdeLink__208_351425731293"/><text:bookmark-end text:name="__DdeLink__199_3514257312163"/></text:p>
      <text:p text:style-name="P75"><text:span text:style-name="T26">1. </text:span>Define the <text:span text:style-name="T11">Scrum elements</text:span></text:p>
      <text:list xml:id="list939739557" text:style-name="L14">
        <text:list-item>
          <text:p text:style-name="P76"><text:span text:style-name="T11">Product Owner</text:span> or the one responsible for the product (person with a clear vision of what is needed).</text:p>
        </text:list-item>
        <text:list-item>
          <text:p text:style-name="P76"><text:span text:style-name="T11">Work team</text:span>. A team between 4 and 9 people, which is expected to be multidisciplinary and self-organized to perform the analysis, implementation, design, testing, and other tasks. </text:p>
        </text:list-item>
      </text:list>
      <text:list xml:id="list2846064846" text:style-name="L15">
        <text:list-item>
          <text:p text:style-name="P51"><text:span text:style-name="T11">The Scrum Master.</text:span> <text:span text:style-name="T26">T</text:span>he one who guarantees that the team is effective and progressive, removing all those obstacles that block satisfactory progress. </text:p>
        </text:list-item>
        <text:list-item>
          <text:p text:style-name="P50"><text:span text:style-name="T13">Strint duartion. </text:span>It is necessary to define a window of time, known as a Sprint, which is generally between 1 and 4 weeks and maintains that duration throughout the entire project. </text:p>
        </text:list-item>
      </text:list>
      <text:p text:style-name="P77"/>
      <text:p text:style-name="P77">2. <text:span text:style-name="T11">Prioritize a list of objectives or blacklog</text:span></text:p>
      <text:p text:style-name="P46"><text:s text:c="6"/>A priority list usually contains 3 types of work items:</text:p>
      <text:list xml:id="list4143411711" text:style-name="L16">
        <text:list-item>
          <text:p text:style-name="P52">Epic: High-level requirements that give an idea of the work and that possibly are then split into different User Stories.</text:p>
        </text:list-item>
        <text:list-item>
          <text:p text:style-name="P52">User Stories: Refined and more detailed requirements on what needs to be done.</text:p>
        </text:list-item>
        <text:list-item>
          <text:p text:style-name="P52">Tasks: The User Stories are divided again into tasks that will be included in the Sprint to start working on the desired product.</text:p>
        </text:list-item>
      </text:list>
      <text:p text:style-name="P46"/>
      <text:p text:style-name="P77">3. Plan the Sprint</text:p>
      <text:p text:style-name="P77"/>
      <text:p text:style-name="P77">4. Make work and daily meetings visible in Scrum meetings.</text:p>
      <text:p text:style-name="P46"><text:s text:c="4"/>In daily Scrum meetings (daily stand-ups) 3 key questions are answered:</text:p>
      <text:list xml:id="list683155439" text:style-name="L17">
        <text:list-item>
          <text:p text:style-name="P53"><text:span text:style-name="T11">What did I do yesterday</text:span> to help the team finish the Sprint?</text:p>
        </text:list-item>
        <text:list-item>
          <text:p text:style-name="P53"><text:span text:style-name="T11">What am I going to do </text:span><text:span text:style-name="T14">today/</text:span><text:span text:style-name="T11">tomorrow</text:span> to help the team finish the Sprint?</text:p>
        </text:list-item>
        <text:list-item>
          <text:p text:style-name="P53"><text:span text:style-name="T11">What obstacles do I have</text:span> in my path or in the team’s path?</text:p>
        </text:list-item>
      </text:list>
      <text:p text:style-name="P46"/>
      <text:p text:style-name="P78">5. Sprint review or demonstration (Sprint meeting)</text:p>
      <text:p text:style-name="P83">Once the work time has been completed, it is essential to show real progress on the product. To do this, a review/demo is carried out in which everyone involved in the development takes part.</text:p>
      <text:p text:style-name="P83">In this <text:span text:style-name="T11">open meeting</text:span>, the team <text:span text:style-name="T11">shows only what is finished</text:span> and can be shown. </text:p>
      <text:p text:style-name="P83">It may not be a 100% finished product, but it should be a product that is ready to work.</text:p>
      <text:p text:style-name="P78"/>
      <text:p text:style-name="P78">6. Retrospective of the Sprint</text:p>
      <text:p text:style-name="P37"><text:span text:style-name="T27">Once the iteration is complete, the team reunites to </text:span><text:span text:style-name="T14">reflect</text:span><text:span text:style-name="T27"> on </text:span><text:span text:style-name="Strong_20_Emphasis"><text:span text:style-name="T27">what went well, what could be done better. </text:span></text:span>The main thing here is to<text:span text:style-name="Strong_20_Emphasis"> allow everyone to suggest improvements</text:span>. </text:p>
      <text:p text:style-name="P78"/>
      <text:p text:style-name="P78">7. Immediately start the next cycle of Sprints</text:p>
      <text:p text:style-name="P46"/>
      <text:p text:style-name="P81"><text:bookmark-start text:name="__DdeLink__883_2189722070"/><text:bookmark-start text:name="__DdeLink__1030_1952803137"/><text:bookmark-start text:name="__DdeLink__208_35142573129"/></text:p>
      <text:h text:style-name="P39" text:outline-level="5"><text:bookmark-start text:name="__RefHeading__331_177607260417"/><text:bookmark-start text:name="__DdeLink__990_1952803137"/>What is the need for DevOps?<text:bookmark-start text:name="__DdeLink__199_351425731216"/><text:bookmark-end text:name="__RefHeading__331_177607260417"/></text:h>
      <text:p text:style-name="P12"><text:bookmark-end text:name="__DdeLink__199_351425731216"/><text:bookmark-end text:name="__DdeLink__208_35142573129"/></text:p>
      <text:p text:style-name="P16">Instead of releasing big sets of features, companies are trying to see if <text:span text:style-name="T11">small features can be transported to their customers</text:span> through <text:span text:style-name="T11">a series of release trains</text:span>. This has many advantages like qu<text:bookmark-end text:name="__DdeLink__1030_1952803137"/>ick feedback from customers, better quality of software etc. which in turn leads to high customer satisfaction. To achieve this, companies are required to:</text:p>
      <text:p text:style-name="P16"><text:bookmark-end text:name="__DdeLink__990_1952803137"/></text:p>
      <text:list xml:id="list3585969040" text:style-name="L1">
        <text:list-item>
          <text:p text:style-name="P45">Increase deployment frequency</text:p>
        </text:list-item>
        <text:list-item>
          <text:p text:style-name="P45">Lower failure rate of new releases</text:p>
        </text:list-item>
        <text:list-item>
          <text:p text:style-name="P45">Shortened lead time between fixes</text:p>
        </text:list-item>
        <text:list-item>
          <text:p text:style-name="P45">Faster mean time to recovery in the event of new release crashing</text:p>
        </text:list-item>
      </text:list>
      <text:p text:style-name="P4"><text:bookmark-start text:name="__DdeLink__1305_2271235780"/><text:bookmark-start text:name="__DdeLink__208_351425731291"/><text:bookmark-end text:name="__DdeLink__883_2189722070"/></text:p>
      <text:h text:style-name="P40" text:outline-level="5"><text:bookmark-start text:name="__RefHeading__331_1776072604171"/>How is DevOps different from Agile / SDLC?<text:bookmark-start text:name="__DdeLink__199_3514257312161"/><text:bookmark-end text:name="__RefHeading__331_1776072604171"/></text:h>
      <text:p text:style-name="P13"><text:bookmark-end text:name="__DdeLink__199_3514257312161"/><text:bookmark-end text:name="__DdeLink__208_351425731291"/></text:p>
      <text:p text:style-name="P5">Agile is a set of values and principles about how to produce i.e. develop software. </text:p>
      <text:p text:style-name="P18"/>
      <text:p text:style-name="P5">Example: if you have some ideas and you want to 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18"/>
      <text:p text:style-name="P18"><text:span text:style-name="T12">Agile</text:span><text:span text:style-name="T3"> software development methodology </text:span></text:p>
      <text:p text:style-name="P25">focuses on the development of software</text:p>
      <text:p text:style-name="P25"/>
      <text:p text:style-name="P25">DevOps</text:p>
      <text:p text:style-name="P18"><text:span text:style-name="T3">is responsible for </text:span><text:span text:style-name="T12">development</text:span><text:span text:style-name="T3"> as well as </text:span><text:span text:style-name="T12">deployment of the software</text:span><text:span text:style-name="T3"> in the safest and most reliable way possible.</text:span></text:p>
      <text:p text:style-name="P3"/>
      <text:p text:style-name="P3"><text:bookmark-start text:name="__DdeLink__208_3514257312911"/></text:p>
      <text:h text:style-name="P41" text:outline-level="5"><text:bookmark-start text:name="__RefHeading__331_17760726041711"/>Which are the top DevOps tools? Which tools have you worked on?<text:bookmark-start text:name="__DdeLink__199_35142573121611"/><text:bookmark-end text:name="__RefHeading__331_17760726041711"/></text:h>
      <text:p text:style-name="P15"><text:bookmark-end text:name="__DdeLink__199_35142573121611"/><text:bookmark-end text:name="__DdeLink__208_3514257312911"/></text:p>
      <text:p text:style-name="P19"><text:span text:style-name="T12">Git</text:span><text:span text:style-name="T3"> : Version Control System tool</text:span></text:p>
      <text:p text:style-name="P19"><text:span text:style-name="T12">Jenkins</text:span><text:span text:style-name="T3"> : Continuous Integration tool</text:span></text:p>
      <text:p text:style-name="P19"><text:span text:style-name="T12">Selenium</text:span><text:span text:style-name="T3"> : Continuous Testing tool</text:span></text:p>
      <text:p text:style-name="P19"><text:span text:style-name="T12">Puppet, Chef, Ansible</text:span><text:span text:style-name="T3"> : Configuration Management and Deployment tools</text:span></text:p>
      <text:p text:style-name="P19"><text:span text:style-name="T12">Nagios</text:span><text:span text:style-name="T3"> : Continuous Monitoring tool</text:span></text:p>
      <text:p text:style-name="P19"><text:span text:style-name="T12">Docker</text:span><text:span text:style-name="T3"> : Containerization tool </text:span></text:p>
      <text:p text:style-name="P3"/>
      <text:p text:style-name="P3">If you have experience only with some of the above tools then mention those tools and say that I have specialization in these tools and have an overview about the rest of the tools.</text:p>
      <text:p text:style-name="P3"/>
      <text:p text:style-name="P82"><text:bookmark-start text:name="__DdeLink__208_3514257312912"/></text:p>
      <text:h text:style-name="P41" text:outline-level="5"><text:bookmark-start text:name="__RefHeading__331_17760726041712"/>How do all these tools work together?<text:bookmark-start text:name="__DdeLink__199_35142573121612"/><text:bookmark-end text:name="__RefHeading__331_17760726041712"/></text:h>
      <text:p text:style-name="P19"><text:bookmark-end text:name="__DdeLink__199_35142573121612"/><text:bookmark-end text:name="__DdeLink__208_3514257312912"/></text:p>
      <text:list xml:id="list1835777384" text:style-name="L2">
        <text:list-item>
          <text:p text:style-name="P54"><text:span text:style-name="T3">Developers develop the code and this source code is managed by </text:span><text:span text:style-name="T15">GIT (</text:span><text:span text:style-name="T3">Version Control System</text:span><text:span text:style-name="T15">).</text:span></text:p>
        </text:list-item>
        <text:list-item>
          <text:p text:style-name="P54"><text:span text:style-name="T3">Developers send th</text:span><text:span text:style-name="T15">e</text:span><text:span text:style-name="T3"> code to the Git repository and changes </text:span><text:span text:style-name="T15">are saved and </text:span><text:span text:style-name="T3">committed to </text:span><text:span text:style-name="T15">it.</text:span></text:p>
        </text:list-item>
        <text:list-item>
          <text:p text:style-name="P55">Jenkins pulls this code from the repository using the Git plugin and build it using tools like Ant or Maven.</text:p>
        </text:list-item>
        <text:list-item>
          <text:p text:style-name="P54"><text:span text:style-name="T3">Configuration management tools like </text:span><text:span text:style-name="T15">P</text:span><text:span text:style-name="T3">uppet deploys &amp; provisions testing environment</text:span></text:p>
        </text:list-item>
        <text:list-item>
          <text:p text:style-name="P54"><text:span text:style-name="T3">Jenkins releases this code on the test environment on which testing is done using tools like </text:span><text:span text:style-name="T15">S</text:span><text:span text:style-name="T3">elenium.</text:span></text:p>
        </text:list-item>
        <text:list-item>
          <text:p text:style-name="P54"><text:span text:style-name="T3">Once the code is tested, Jenkins send it for deployment on the production server (even production server is provisioned &amp; maintained by tools like </text:span><text:span text:style-name="T15">P</text:span><text:span text:style-name="T3">uppet).</text:span></text:p>
        </text:list-item>
        <text:list-item>
          <text:p text:style-name="P54"><text:span text:style-name="T3">After deployment </text:span><text:span text:style-name="T15">i</text:span><text:span text:style-name="T3">t is continuously monitored by tools like Nagios.</text:span></text:p>
        </text:list-item>
        <text:list-item>
          <text:p text:style-name="P55">Docker containers provides testing environment to test the build features. </text:p>
        </text:list-item>
      </text:list>
      <text:p text:style-name="P3"><text:bookmark-start text:name="__DdeLink__208_3514257312913"/></text:p>
      <text:h text:style-name="P41" text:outline-level="5"><text:bookmark-start text:name="__RefHeading__331_17760726041713"/>What are the advantages of DevOps?<text:bookmark-start text:name="__DdeLink__199_35142573121613"/><text:bookmark-end text:name="__RefHeading__331_17760726041713"/></text:h>
      <text:p text:style-name="P15"><text:bookmark-end text:name="__DdeLink__199_35142573121613"/><text:bookmark-end text:name="__DdeLink__208_3514257312913"/></text:p>
      <text:p text:style-name="P15"><text:span text:style-name="T16">Y</text:span>ou can use your past experience and explain how DevOps helped you in your previous job.</text:p>
      <text:p text:style-name="P15"/>
      <text:p text:style-name="P21">E.g.: <text:bookmark-start text:name="__DdeLink__1645_3865342432"/>Created infrastructure as code in Ansible and Docker for on-site deployment. This then could be used for the migration to AWS.<text:bookmark-end text:name="__DdeLink__1645_3865342432"/></text:p>
      <text:p text:style-name="P15"/>
      <text:p text:style-name="P6">Technical benefits:</text:p>
      <text:p text:style-name="P20"/>
      <text:list xml:id="list235044798" text:style-name="L3">
        <text:list-item>
          <text:p text:style-name="P56">Continuous software delivery</text:p>
        </text:list-item>
        <text:list-item>
          <text:p text:style-name="P56">Less complex problems to fix</text:p>
        </text:list-item>
        <text:list-item>
          <text:p text:style-name="P56">Faster resolution of problems</text:p>
        </text:list-item>
      </text:list>
      <text:p text:style-name="P20"/>
      <text:p text:style-name="P6">Business benefits:</text:p>
      <text:p text:style-name="P20"/>
      <text:list xml:id="list3384013453" text:style-name="L4">
        <text:list-item>
          <text:p text:style-name="P57">Faster delivery of features</text:p>
        </text:list-item>
        <text:list-item>
          <text:p text:style-name="P57">More stable operating environments</text:p>
        </text:list-item>
        <text:list-item>
          <text:p text:style-name="P57">More time available to add value (rather than fix/maintain) </text:p>
        </text:list-item>
      </text:list>
      <text:p text:style-name="P3"/>
      <text:p text:style-name="P3"><text:bookmark-start text:name="__DdeLink__208_3514257312914"/></text:p>
      <text:h text:style-name="P41" text:outline-level="5"><text:bookmark-start text:name="__RefHeading__331_17760726041714"/>What is the most important thing DevOps helps us achieve?<text:bookmark-start text:name="__DdeLink__199_35142573121614"/><text:bookmark-end text:name="__RefHeading__331_17760726041714"/></text:h>
      <text:p text:style-name="P15"><text:bookmark-end text:name="__DdeLink__199_35142573121614"/><text:bookmark-end text:name="__DdeLink__208_3514257312914"/></text:p>
      <text:p text:style-name="P15"><text:span text:style-name="T17">For </text:span><text:span text:style-name="T3">me, the most important thing that DevOps helps us achieve is </text:span><text:span text:style-name="T12">to get the changes into production as quickly as possible while minimizing risks</text:span><text:span text:style-name="T3"> in software quality assurance and compliance. This is the primary objective of DevOps. </text:span></text:p>
      <text:p text:style-name="P3"><text:bookmark-start text:name="__DdeLink__208_3514257312915"/></text:p>
      <text:h text:style-name="P41" text:outline-level="5"><text:bookmark-start text:name="__RefHeading__331_17760726041715"/>Explain with a use case where DevOps can be used in industry/ real-life?<text:bookmark-start text:name="__DdeLink__199_35142573121615"/><text:bookmark-end text:name="__RefHeading__331_17760726041715"/></text:h>
      <text:p text:style-name="P15"><text:bookmark-end text:name="__DdeLink__199_35142573121615"/><text:bookmark-end text:name="__DdeLink__208_3514257312915"/></text:p>
      <text:p text:style-name="P22"><text:span text:style-name="T18">At Sreadex we c</text:span><text:span text:style-name="T16">reated infrastructure as code in Ansible and Docker for on-site deployment. This then could be used for the migration to AWS </text:span><text:span text:style-name="T18">which made the migration much easier and faster.</text:span></text:p>
      <text:p text:style-name="P3"><text:bookmark-start text:name="__DdeLink__208_3514257312916"/></text:p>
      <text:h text:style-name="P41" text:outline-level="5"><text:bookmark-start text:name="__RefHeading__331_17760726041716"/><text:soft-page-break/>Explain your understanding and expertise on both the software development side and the technical operations side of an organization you have worked with in the past?<text:bookmark-start text:name="__DdeLink__199_35142573121616"/><text:bookmark-end text:name="__RefHeading__331_17760726041716"/></text:h>
      <text:p text:style-name="P15"><text:bookmark-end text:name="__DdeLink__199_35142573121616"/><text:bookmark-end text:name="__DdeLink__208_3514257312916"/></text:p>
      <text:p text:style-name="P28">E.g.:</text:p>
      <text:p text:style-name="P7">DevOps engineers almost always work in a 24/7 business-critical online environment. I was adaptable to on-call duties and was avail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 </text:p>
      <text:p text:style-name="P3"><text:bookmark-start text:name="__DdeLink__208_3514257312917"/></text:p>
      <text:h text:style-name="P41" text:outline-level="5"><text:bookmark-start text:name="__RefHeading__331_17760726041717"/>What are the anti-patterns of DevOps?<text:bookmark-start text:name="__DdeLink__199_35142573121617"/><text:bookmark-end text:name="__RefHeading__331_17760726041717"/></text:h>
      <text:p text:style-name="P15"><text:bookmark-end text:name="__DdeLink__199_35142573121617"/><text:bookmark-end text:name="__DdeLink__208_3514257312917"/></text:p>
      <text:p text:style-name="P7">A pattern is common usage usually followed. If a pattern commonly adopted by others does not work for your organization and you continue to blindly follow it, you are essentially adopting an anti-pattern. There are myths about DevOps. Some of them include:</text:p>
      <text:p text:style-name="P23"/>
      <text:list xml:id="list1636375631" text:style-name="L5">
        <text:list-item>
          <text:p text:style-name="P58">DevOps is a process</text:p>
        </text:list-item>
        <text:list-item>
          <text:p text:style-name="P58">Agile equals DevOps?</text:p>
        </text:list-item>
        <text:list-item>
          <text:p text:style-name="P65"><text:span text:style-name="T19">W</text:span><text:span text:style-name="T3">e need a separate DevOps group</text:span></text:p>
        </text:list-item>
        <text:list-item>
          <text:p text:style-name="P58">Devops will solve all our problems</text:p>
        </text:list-item>
        <text:list-item>
          <text:p text:style-name="P58">DevOps means Developers Managing Production</text:p>
        </text:list-item>
        <text:list-item>
          <text:p text:style-name="P58">DevOps is Development-driven release management</text:p>
        </text:list-item>
      </text:list>
      <text:p text:style-name="P36"><text:s text:c="8"/>DevOps is not development driven.</text:p>
      <text:p text:style-name="P36"><text:s text:c="8"/>DevOps is not IT Operations driven.</text:p>
      <text:list xml:id="list2088688884" text:style-name="L6">
        <text:list-item>
          <text:p text:style-name="P59"><text:s text:c="4"/>We can’t do DevOps – We’re Unique</text:p>
        </text:list-item>
        <text:list-item>
          <text:p text:style-name="P59">We can’t do DevOps – We’ve got the wrong people </text:p>
        </text:list-item>
      </text:list>
      <text:p text:style-name="P3"><text:bookmark-start text:name="__DdeLink__208_3514257312918"/></text:p>
      <text:h text:style-name="P41" text:outline-level="5"><text:bookmark-start text:name="__RefHeading__331_17760726041718"/>What is Version control?<text:bookmark-start text:name="__DdeLink__199_35142573121618"/><text:bookmark-end text:name="__RefHeading__331_17760726041718"/></text:h>
      <text:p text:style-name="P15"><text:bookmark-end text:name="__DdeLink__199_35142573121618"/><text:bookmark-end text:name="__DdeLink__208_3514257312918"/></text:p>
      <text:p text:style-name="P23"><text:span text:style-name="T19">I</text:span><text:span text:style-name="T3">t is a system that records changes to a file or set of files over time so that you can recall specific versions later. </text:span></text:p>
      <text:p text:style-name="P23"/>
      <text:list xml:id="list59927158" text:style-name="L7">
        <text:list-item>
          <text:p text:style-name="P60">Revert files back to a previous state.</text:p>
        </text:list-item>
        <text:list-item>
          <text:p text:style-name="P60">Revert the entire project back to a previous state.</text:p>
        </text:list-item>
        <text:list-item>
          <text:p text:style-name="P60">Compare changes over time.</text:p>
        </text:list-item>
        <text:list-item>
          <text:p text:style-name="P60">See who last modified something that might be causing a problem.</text:p>
        </text:list-item>
        <text:list-item>
          <text:p text:style-name="P60">Who introduced an issue and when. </text:p>
        </text:list-item>
      </text:list>
      <text:p text:style-name="P3"/>
      <text:p text:style-name="P82"><text:bookmark-start text:name="__DdeLink__208_3514257312919"/></text:p>
      <text:h text:style-name="P41" text:outline-level="5"><text:bookmark-start text:name="__RefHeading__331_17760726041719"/>What are the benefits of using version control <text:span text:style-name="T19">(VCS)</text:span>?<text:bookmark-start text:name="__DdeLink__199_35142573121619"/><text:bookmark-end text:name="__RefHeading__331_17760726041719"/></text:h>
      <text:p text:style-name="P15"><text:bookmark-end text:name="__DdeLink__199_35142573121619"/><text:bookmark-end text:name="__DdeLink__208_3514257312919"/></text:p>
      <text:list xml:id="list2151170187" text:style-name="L8">
        <text:list-item>
          <text:p text:style-name="P66"><text:span text:style-name="T19">A</text:span><text:span text:style-name="T3">ll the team members are allowed to work freely on any file at any time. VCS will later allow you to merge all the changes into a common version.</text:span></text:p>
        </text:list-item>
        <text:list-item>
          <text:p text:style-name="P66"><text:span text:style-name="T3">All the past versions and variants are neatly packed up inside the VCS </text:span><text:span text:style-name="T19">to which you can go back.</text:span></text:p>
        </text:list-item>
        <text:list-item>
          <text:p text:style-name="P61">Every time you save a new version of your project, your VCS requires you to provide a short description of what was changed. Additionally, you can see what exactly was changed in the file’s content. This allows you to know who has made what change in the project.</text:p>
        </text:list-item>
        <text:list-item>
          <text:p text:style-name="P61">A distributed VCS like Git allows all the team members to have complete history of the project so if there is a breakdown in the central server you can use any of your teammate’s local Git repository. </text:p>
        </text:list-item>
      </text:list>
      <text:p text:style-name="P3"><text:bookmark-start text:name="__DdeLink__208_35142573129110"/></text:p>
      <text:h text:style-name="P41" text:outline-level="5"><text:bookmark-start text:name="__RefHeading__331_177607260417110"/>Describe branching strategies you have used?<text:bookmark-start text:name="__DdeLink__199_351425731216110"/><text:bookmark-end text:name="__RefHeading__331_177607260417110"/></text:h>
      <text:p text:style-name="P15"><text:bookmark-end text:name="__DdeLink__199_351425731216110"/><text:bookmark-end text:name="__DdeLink__208_35142573129110"/></text:p>
      <text:p text:style-name="P26">Feature branching</text:p>
      <text:p text:style-name="P24"><text:span text:style-name="T20">K</text:span><text:span text:style-name="T3">eeps all of the changes for a particular feature inside of a branch. When the feature is fully tested and validated by automated tests, the branch is then merged into master.</text:span></text:p>
      <text:p text:style-name="P24"/>
      <text:p text:style-name="P26">Task branching</text:p>
      <text:p text:style-name="P24"><text:span text:style-name="T20">Eac</text:span><text:span text:style-name="T3">h task is implemented on its own branch with the task key included in the branch name. It is easy to see which code implements which task, just look for the task key in the branch name.</text:span></text:p>
      <text:p text:style-name="P24"/>
      <text:p text:style-name="P26">Release branching</text:p>
      <text:p text:style-name="P8">Once the develop branch has acquired enough features for a release, you can clone that branch to form a Release branch. Creating this branch starts the next release cycle, so no new features can be added after this point, only bug fixes, documentation generation, and other release-oriented tasks should go in this branch.</text:p>
      <text:p text:style-name="P3"><text:bookmark-start text:name="__DdeLink__208_35142573129111"/></text:p>
      <text:h text:style-name="P43" text:outline-level="5"><text:bookmark-start text:name="__RefHeading__331_177607260417111"/><text:bookmark-start text:name="__DdeLink__1840_2951064745"/><text:span text:style-name="T5">What is CI/CD</text:span><text:span text:style-name="T6">?</text:span><text:bookmark-start text:name="__DdeLink__199_351425731216111"/><text:bookmark-end text:name="__RefHeading__331_177607260417111"/></text:h>
      <text:p text:style-name="P15"><text:bookmark-end text:name="__DdeLink__199_351425731216111"/><text:bookmark-end text:name="__DdeLink__208_35142573129111"/></text:p>
      <text:p text:style-name="P29"><text:span text:style-name="T3">In software engineering, CI/CD or CICD generally refers to the combined practices of </text:span><text:span text:style-name="T12">continuous integration</text:span><text:span text:style-name="T3"> and either </text:span><text:span text:style-name="T12">continuous delivery or continuous deployment</text:span><text:span text:style-name="T3">.</text:span></text:p>
      <text:p text:style-name="P29"/>
      <text:p text:style-name="P27">CI</text:p>
      <text:p text:style-name="P9">It is a development practice that requires developers to <text:span text:style-name="T11">integrate code into a shared repository several times a day</text:span>. Each check-in is then <text:span text:style-name="T11">verified by an automated build</text:span>, allowing teams to detect problems early.</text:p>
      <text:p text:style-name="P9"/>
      <text:p text:style-name="P9"><text:span text:style-name="T11">CD</text:span> </text:p>
      <text:p text:style-name="P9"><text:span text:style-name="T22">I</text:span>s the practice of keeping your software releasable at all times through automation of quality, security and deployment processes across the software delivery lifecycle. </text:p>
      <text:p text:style-name="P3"><text:bookmark-end text:name="__DdeLink__1840_2951064745"/></text:p>
      <text:p text:style-name="P82"><text:bookmark-start text:name="__DdeLink__208_35142573129112"/></text:p>
      <text:h text:style-name="P41" text:outline-level="5"><text:bookmark-start text:name="__RefHeading__331_177607260417112"/>Explain some basic Git commands?<text:bookmark-start text:name="__DdeLink__199_351425731216112"/><text:bookmark-end text:name="__RefHeading__331_177607260417112"/></text:h>
      <text:p text:style-name="P15"><text:bookmark-end text:name="__DdeLink__199_351425731216112"/><text:bookmark-end text:name="__DdeLink__208_35142573129112"/></text:p>
      <text:p text:style-name="P67">git config --global user.name "name" <text:s text:c="4"/># Configure the author name used in your </text:p>
      <text:p text:style-name="P67"><text:s text:c="43"/>commits</text:p>
      <text:p text:style-name="P67">git config --global user.email "email" <text:s text:c="2"/># Configure the email address used in </text:p>
      <text:p text:style-name="P67"><text:s text:c="43"/>your commits</text:p>
      <text:p text:style-name="P30"/>
      <text:p text:style-name="P67">git init <text:s text:c="32"/># Create a new global repository</text:p>
      <text:p text:style-name="P67">git clone /path/to/repository <text:s text:c="11"/># Create a working copy of a local <text:s text:c="9"/></text:p>
      <text:p text:style-name="P67"><text:s text:c="43"/>repository</text:p>
      <text:p text:style-name="P67">git clone user@host:/path/to/repository <text:s/># Creaet a working copy of a remote </text:p>
      <text:p text:style-name="P67"><text:s text:c="43"/>repository</text:p>
      <text:p text:style-name="P30"/>
      <text:p text:style-name="P67">git add &lt;file&gt; <text:s text:c="26"/># Add one file to staging</text:p>
      <text:p text:style-name="P67">git add * <text:s text:c="31"/># Add all new files to staging</text:p>
      <text:p text:style-name="P30"/>
      <text:p text:style-name="P67">git commit -m "message" <text:s text:c="17"/># Commit changes to head</text:p>
      <text:p text:style-name="P67">git commit -a -m "message" <text:s text:c="14"/># Commit all added and changes files</text:p>
      <text:p text:style-name="P30"/>
      <text:p text:style-name="P67">git push origin master <text:s text:c="18"/># Push changes to the master branch of </text:p>
      <text:p text:style-name="P67"><text:s text:c="43"/>your remote repository</text:p>
      <text:p text:style-name="P30"/>
      <text:p text:style-name="P67">git status <text:s text:c="30"/># List changed and new files (that need </text:p>
      <text:p text:style-name="P67"><text:s text:c="43"/>to be added or committed)</text:p>
      <text:p text:style-name="P30"/>
      <text:p text:style-name="P67">git remote add origin &lt;server&gt; <text:s text:c="10"/># Add a server so that you can push to it </text:p>
      <text:p text:style-name="P3"><text:bookmark-start text:name="__DdeLink__208_35142573129113"/></text:p>
      <text:h text:style-name="P41" text:outline-level="5"><text:bookmark-start text:name="__RefHeading__331_177607260417113"/>In Git how do you revert a commit that has already been pushed and made public?<text:bookmark-start text:name="__DdeLink__199_351425731216113"/><text:bookmark-end text:name="__RefHeading__331_177607260417113"/></text:h>
      <text:p text:style-name="P15"><text:bookmark-end text:name="__DdeLink__199_351425731216113"/><text:bookmark-end text:name="__DdeLink__208_35142573129113"/></text:p>
      <text:list xml:id="list4245343332" text:style-name="L9">
        <text:list-item>
          <text:p text:style-name="P68"><text:span text:style-name="T3">Remove </text:span><text:span text:style-name="T21">the change (</text:span><text:span text:style-name="T3">or fix the </text:span><text:span text:style-name="T21">problem) then do a new commit.</text:span></text:p>
        </text:list-item>
      </text:list>
      <text:p text:style-name="P79">git commit -m “commit message”</text:p>
      <text:list xml:id="list121510738854146" text:continue-numbering="true" text:style-name="L9">
        <text:list-header>
          <text:p text:style-name="P68"/>
        </text:list-header>
      </text:list>
      <text:list xml:id="list3924974368" text:style-name="L10">
        <text:list-item>
          <text:p text:style-name="P62">Create a new commit that undoes all changes that were made in the bad commit. </text:p>
        </text:list-item>
      </text:list>
      <text:p text:style-name="P79">git revert &lt;name of bad commit&gt; </text:p>
      <text:p text:style-name="P3"><text:bookmark-start text:name="__DdeLink__208_35142573129114"/></text:p>
      <text:h text:style-name="P41" text:outline-level="5"><text:bookmark-start text:name="__RefHeading__331_177607260417114"/>What do you understand by “Infrastructure as code”? How does it fit into the DevOps methodology? What purpose does it achieve?<text:bookmark-start text:name="__DdeLink__199_351425731216114"/><text:bookmark-end text:name="__RefHeading__331_177607260417114"/></text:h>
      <text:p text:style-name="P15"><text:bookmark-end text:name="__DdeLink__199_351425731216114"/><text:bookmark-end text:name="__DdeLink__208_35142573129114"/></text:p>
      <text:p text:style-name="P31"><text:span text:style-name="T3">Infrastructure as Code (IAC) is a type of IT infrastructure that operations teams can use to </text:span><text:span text:style-name="T12">automatically manage and provision through code, rather than using a manual process</text:span><text:span text:style-name="T3">.</text:span></text:p>
      <text:p text:style-name="P63">Companies for faster deployments treat infrastructure like software: as code that can be managed with the DevOps tools and processes. These tools let you make infrastructure changes more easily, rapidly, safely and reliably. </text:p>
      <text:p text:style-name="P3"><text:bookmark-start text:name="__DdeLink__208_35142573129115"/></text:p>
      <text:h text:style-name="P41" text:outline-level="5"><text:bookmark-start text:name="__RefHeading__331_177607260417115"/>yyy?<text:bookmark-start text:name="__DdeLink__199_351425731216115"/><text:bookmark-end text:name="__RefHeading__331_177607260417115"/></text:h>
      <text:p text:style-name="P15"><text:bookmark-end text:name="__DdeLink__199_351425731216115"/><text:bookmark-end text:name="__DdeLink__208_35142573129115"/></text:p>
      <text:p text:style-name="P15"><text:span text:style-name="T9">xxx</text:span><text:span text:style-name="T3"> </text:span></text:p>
      <text:p text:style-name="P3"/>
      <text:p text:style-name="P3"><text:bookmark-start text:name="__DdeLink__208_35142573129116"/></text:p>
      <text:h text:style-name="P41" text:outline-level="5"><text:bookmark-start text:name="__RefHeading__331_177607260417116"/><text:soft-page-break/>yyy?<text:bookmark-start text:name="__DdeLink__199_351425731216116"/><text:bookmark-end text:name="__RefHeading__331_177607260417116"/></text:h>
      <text:p text:style-name="P15"><text:bookmark-end text:name="__DdeLink__199_351425731216116"/><text:bookmark-end text:name="__DdeLink__208_35142573129116"/></text:p>
      <text:p text:style-name="P15"><text:span text:style-name="T9">xxx</text:span><text:span text:style-name="T3"> </text:span></text:p>
      <text:p text:style-name="P3"/>
      <text:p text:style-name="P3"><text:bookmark-start text:name="__DdeLink__208_35142573129117"/></text:p>
      <text:h text:style-name="P41" text:outline-level="5"><text:bookmark-start text:name="__RefHeading__331_177607260417117"/>yyy?<text:bookmark-start text:name="__DdeLink__199_351425731216117"/><text:bookmark-end text:name="__RefHeading__331_177607260417117"/></text:h>
      <text:p text:style-name="P15"><text:bookmark-end text:name="__DdeLink__199_351425731216117"/><text:bookmark-end text:name="__DdeLink__208_35142573129117"/></text:p>
      <text:p text:style-name="P15"><text:span text:style-name="T9">xxx</text:span><text:span text:style-name="T3"> </text:span></text:p>
      <text:p text:style-name="P3"/>
      <text:p text:style-name="P3"><text:bookmark-start text:name="__DdeLink__208_35142573129118"/></text:p>
      <text:h text:style-name="P41" text:outline-level="5"><text:bookmark-start text:name="__RefHeading__331_177607260417118"/>yyy?<text:bookmark-start text:name="__DdeLink__199_351425731216118"/><text:bookmark-end text:name="__RefHeading__331_177607260417118"/></text:h>
      <text:p text:style-name="P15"><text:bookmark-end text:name="__DdeLink__199_351425731216118"/><text:bookmark-end text:name="__DdeLink__208_35142573129118"/></text:p>
      <text:p text:style-name="P15"><text:span text:style-name="T9">xxx</text:span><text:span text:style-name="T3"> </text:span></text:p>
      <text:p text:style-name="P3"/>
      <text:p text:style-name="P11"><text:bookmark-end text:name="__DdeLink__1305_2271235780"/><text:bookmark text:name="__DdeLink__208_351425731292"/></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327_1776072604" text:style-name="Index_20_Link" text:visited-style-name="Index_20_Link">1. What are the fundamental differences between DevOps &amp; Agile?<text:tab/>1</text:a></text:p>
          <text:p text:style-name="P33"><text:a xlink:type="simple" xlink:href="#__RefHeading__331_177607260417" text:style-name="Index_20_Link" text:visited-style-name="Index_20_Link">2. What is the need for DevOps?<text:tab/>1</text:a></text:p>
          <text:p text:style-name="P33"><text:a xlink:type="simple" xlink:href="#__RefHeading__331_1776072604171" text:style-name="Index_20_Link" text:visited-style-name="Index_20_Link">3. How is DevOps different from Agile / SDLC?<text:tab/>1</text:a></text:p>
          <text:p text:style-name="P33"><text:a xlink:type="simple" xlink:href="#__RefHeading__331_17760726041711" text:style-name="Index_20_Link" text:visited-style-name="Index_20_Link">4. Which are the top DevOps tools? Which tools have you worked on?<text:tab/>2</text:a></text:p>
          <text:p text:style-name="P33"><text:a xlink:type="simple" xlink:href="#__RefHeading__331_17760726041712" text:style-name="Index_20_Link" text:visited-style-name="Index_20_Link">5. How do all these tools work together?<text:tab/>2</text:a></text:p>
          <text:p text:style-name="P33"><text:a xlink:type="simple" xlink:href="#__RefHeading__331_17760726041713" text:style-name="Index_20_Link" text:visited-style-name="Index_20_Link">6. What are the advantages of DevOps?<text:tab/>2</text:a></text:p>
          <text:p text:style-name="P33"><text:a xlink:type="simple" xlink:href="#__RefHeading__331_17760726041714" text:style-name="Index_20_Link" text:visited-style-name="Index_20_Link">7. What is the most important thing DevOps helps us achieve?<text:tab/>3</text:a></text:p>
          <text:p text:style-name="P33"><text:a xlink:type="simple" xlink:href="#__RefHeading__331_17760726041715" text:style-name="Index_20_Link" text:visited-style-name="Index_20_Link">8. Explain with a use case where DevOps can be used in industry/ real-life?<text:tab/>3</text:a></text:p>
          <text:p text:style-name="P33"><text:a xlink:type="simple" xlink:href="#__RefHeading__331_17760726041716" text:style-name="Index_20_Link" text:visited-style-name="Index_20_Link">9. Explain your understanding and expertise on both the software development side and the technical operations side of an organization you have worked with in the past?<text:tab/>3</text:a></text:p>
          <text:p text:style-name="P33"><text:a xlink:type="simple" xlink:href="#__RefHeading__331_17760726041717" text:style-name="Index_20_Link" text:visited-style-name="Index_20_Link">10. What are the anti-patterns of DevOps?<text:tab/>3</text:a></text:p>
          <text:p text:style-name="P33"><text:a xlink:type="simple" xlink:href="#__RefHeading__331_17760726041718" text:style-name="Index_20_Link" text:visited-style-name="Index_20_Link">11. What is Version control?<text:tab/>4</text:a></text:p>
          <text:p text:style-name="P33"><text:a xlink:type="simple" xlink:href="#__RefHeading__331_17760726041719" text:style-name="Index_20_Link" text:visited-style-name="Index_20_Link">12. What are the benefits of using version control (VCS)?<text:tab/>4</text:a></text:p>
          <text:p text:style-name="P33"><text:a xlink:type="simple" xlink:href="#__RefHeading__331_177607260417110" text:style-name="Index_20_Link" text:visited-style-name="Index_20_Link">13. Describe branching strategies you have used?<text:tab/>4</text:a></text:p>
          <text:p text:style-name="P33"><text:a xlink:type="simple" xlink:href="#__RefHeading__331_177607260417111" text:style-name="Index_20_Link" text:visited-style-name="Index_20_Link">14. What is CI/CD?<text:tab/>5</text:a></text:p>
          <text:p text:style-name="P33"><text:a xlink:type="simple" xlink:href="#__RefHeading__331_177607260417112" text:style-name="Index_20_Link" text:visited-style-name="Index_20_Link">15. Explain some basic Git commands?<text:tab/>5</text:a></text:p>
          <text:p text:style-name="P33"><text:a xlink:type="simple" xlink:href="#__RefHeading__331_177607260417113" text:style-name="Index_20_Link" text:visited-style-name="Index_20_Link">16. In Git how do you revert a commit that has already been pushed and made public?<text:tab/>5</text:a></text:p>
          <text:p text:style-name="P33"><text:a xlink:type="simple" xlink:href="#__RefHeading__331_177607260417114" text:style-name="Index_20_Link" text:visited-style-name="Index_20_Link">17. What do you understand by “Infrastructure as code”? How does it fit into the DevOps methodology? What purpose does it achieve?<text:tab/>6</text:a></text:p>
          <text:p text:style-name="P33"><text:a xlink:type="simple" xlink:href="#__RefHeading__331_177607260417115" text:style-name="Index_20_Link" text:visited-style-name="Index_20_Link">18. yyy?<text:tab/>6</text:a></text:p>
          <text:p text:style-name="P33"><text:a xlink:type="simple" xlink:href="#__RefHeading__331_177607260417116" text:style-name="Index_20_Link" text:visited-style-name="Index_20_Link">19. yyy?<text:tab/>6</text:a></text:p>
          <text:p text:style-name="P33"><text:a xlink:type="simple" xlink:href="#__RefHeading__331_177607260417117" text:style-name="Index_20_Link" text:visited-style-name="Index_20_Link">20. yyy?<text:tab/>6</text:a></text:p>
          <text:p text:style-name="P33"><text:a xlink:type="simple" xlink:href="#__RefHeading__331_177607260417118" text:style-name="Index_20_Link" text:visited-style-name="Index_20_Link">21. yyy?<text:tab/>6</text:a></text:p>
        </text:index-body>
      </text:table-of-conten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60c27"/>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DevOps</text:span><text:span text:style-name="MT1"> ---<text:tab/><text:tab/></text:span><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20T12:15:08.855017058</dc:date>
    <meta:editing-duration>PT4H24M33S</meta:editing-duration>
    <meta:editing-cycles>94</meta:editing-cycles>
    <meta:generator>LibreOffice/6.4.6.2$Linux_X86_64 LibreOffice_project/40$Build-2</meta:generator>
    <meta:document-statistic meta:table-count="1" meta:image-count="0" meta:object-count="0" meta:page-count="10" meta:paragraph-count="221" meta:word-count="2663" meta:character-count="15861" meta:non-whitespace-character-count="12961"/>
  </office:meta>
</office:document-meta>
</file>